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7.442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ticle_78_mtl_express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Default"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MTL_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</table:table>
      <table:table table:name="article_78_proposit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</table:table>
      <table:table table:name="article_80_express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article_80_proposition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table:style-name="Default"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vehicle_speed_exceeds_100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istance_from_front_vehicle_is_100_or_more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ehicle_speed_below_100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istance_from_front_vehicle_is_50_or_more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harvesting_process_express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3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TL_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6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7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</table:table>
      <table:table table:name="harvesting_process_propositions" table:style-name="ta1">
        <table:table-column table:style-name="co4" table:default-cell-style-name="Default"/>
        <table:table-column table:style-name="co8" table:default-cell-style-name="ce3"/>
        <table:table-column table:style-name="co6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proposition_id</text:p>
          </table:table-cell>
          <table:table-cell table:style-name="Default" office:value-type="string" calcext:value-type="string">
            <text:p>does_assumption_help?</text:p>
          </table:table-cell>
          <table:table-cell table:style-name="Default" office:value-type="string" calcext:value-type="string">
            <text:p>does_ambiguity_help?</text:p>
          </table:table-cell>
          <table:table-cell table:style-name="Default"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5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6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cara_bump_requirements_express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Req-0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0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2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3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48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49</text:p>
          </table:table-cell>
          <table:table-cell table:number-columns-repeated="3" table:style-name="Default" office:value-type="string" calcext:value-type="string">
            <text:p>doubt</text:p>
          </table:table-cell>
        </table:table-row>
      </table:table>
      <table:table table:name="cara_bump_requirements_propositions" table:style-name="ta1"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Req-0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0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0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0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3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3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2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2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34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34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8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8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9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9_prop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3:44:15.364313493</meta:creation-date>
    <dc:date>2024-01-26T19:19:23.427913997</dc:date>
    <meta:editing-duration>PT1H3M37S</meta:editing-duration>
    <meta:editing-cycles>5</meta:editing-cycles>
    <meta:generator>LibreOffice/7.4.7.2$Linux_X86_64 LibreOffice_project/40$Build-2</meta:generator>
    <meta:document-statistic meta:table-count="8" meta:cell-count="260" meta:object-count="0"/>
  </office:meta>
</office:document-meta>
</file>